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Roboto, 'Open Sans', 'Helvetica Neue', sans-serif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variant="normal" fo:text-transform="none" fo:color="#2a5885" style:font-name="apple-system" fo:font-size="9.75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fo:color="#2a5885" style:text-line-through-style="none" style:font-name="apple-system" fo:font-size="9.75pt" fo:letter-spacing="normal" fo:font-style="normal" style:text-underline-style="solid" style:text-underline-width="auto" style:text-underline-color="font-color" fo:font-weight="normal" style:text-blinking="false"/>
    </style:style>
    <style:style style:name="T3" style:family="text">
      <style:text-properties fo:font-variant="normal" fo:text-transform="none" fo:color="#2a5885" style:text-line-through-style="none" style:font-name="apple-system" fo:font-size="9.75pt" fo:letter-spacing="normal" fo:font-style="normal" style:text-underline-style="none" fo:font-weight="normal" style:text-blinking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иалоговые датасеты на русском:</text:p>
      <text:list xml:id="list1588742898411691738" text:style-name="L1">
        <text:list-item>
          <text:p text:style-name="P1">Субтитры<text:line-break/><text:a xlink:type="simple" xlink:href="http://subs.com.ru/" text:style-name="Internet_20_link" text:visited-style-name="Visited_20_Internet_20_Link">http://subs.com.ru</text:a> (26330)<text:line-break/> (12846 фильмов)<text:line-break/>ссылки на другие ресурсы (http://subtitry.ru/links/)</text:p>
        </text:list-item>
        <text:list-item>
          <text:p text:style-name="P1">Драматургия<text:line-break/><text:a xlink:type="simple" xlink:href="http://www.theatre-library.ru/" text:style-name="Internet_20_link" text:visited-style-name="Visited_20_Internet_20_Link">http://www.theatre-library.ru</text:a> <text:s/>- всего более 10500 произведений от более чем 3400 авторов. Существенным недостатком является отсутствие единообразия в описании действия и связанные с этим сложности при обработке.<text:line-break/>Русдракор (<text:a xlink:type="simple" xlink:href="https://github.com/lehkost/RusDraCor" text:style-name="Internet_20_link" text:visited-style-name="Visited_20_Internet_20_Link">https://github.com/lehkost/RusDraCor</text:a>) 69 драм в формате TEI-P5<text:line-break/>Современная драматургия (75 произведений) <text:a xlink:type="simple" xlink:href="http://lib.ru/PXESY/" text:style-name="Internet_20_link" text:visited-style-name="Visited_20_Internet_20_Link">http://lib.ru/PXESY/</text:a></text:p>
        </text:list-item>
        <text:list-item>
          <text:p text:style-name="P1">Twitter<text:line-break/>API позволяет скачивать твиты (так пишет этот исследователь http://study.mokoron.com/. Она использовала twitter для сбора датасета положительных и отрицательных отзывов).</text:p>
        </text:list-item>
        <text:list-item>
          <text:p text:style-name="P1">Сценарии<text:line-break/><text:a xlink:type="simple" xlink:href="http://screenwriter.ru/" text:style-name="Internet_20_link" text:visited-style-name="Visited_20_Internet_20_Link">http://screenwriter.ru/</text:a><text:line-break/><text:a xlink:type="simple" xlink:href="http://www.lavkascenariev.com/" text:style-name="Internet_20_link" text:visited-style-name="Visited_20_Internet_20_Link"><text:span text:style-name="T1">http://www.lavkascenariev.com</text:span></text:a></text:p>
          <text:p text:style-name="P1"><text:a xlink:type="simple" xlink:href="http://www.ezhe.ru/data/vgik/library.html" text:style-name="Internet_20_link" text:visited-style-name="Visited_20_Internet_20_Link"><text:span text:style-name="T3">http://www.ezhe.ru/data/vgik/library.html</text:span></text:a><text:span text:style-name="T2"><text:line-break/></text:span><text:a xlink:type="simple" xlink:href="http://www.kinomania.ru/scripts" text:style-name="Internet_20_link" text:visited-style-name="Visited_20_Internet_20_Link"><text:span text:style-name="T3">http://www.kinomania.ru/scripts</text:span></text:a></text:p>
          <text:p text:style-name="P1"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Roboto, 'Open Sans', 'Helvetica Neue', sans-serif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lson karlson</meta:initial-creator>
    <meta:creation-date>2017-08-21T18:14:55</meta:creation-date>
    <dc:date>2017-08-22T11:25:05</dc:date>
    <dc:creator>karlson karlson</dc:creator>
    <meta:editing-duration>PT11H29M37S</meta:editing-duration>
    <meta:editing-cycles>3</meta:editing-cycles>
    <meta:generator>OpenOffice/4.1.3$Unix OpenOffice.org_project/413m1$Build-9783</meta:generator>
    <meta:document-statistic meta:table-count="0" meta:image-count="0" meta:object-count="0" meta:page-count="1" meta:paragraph-count="7" meta:word-count="83" meta:character-count="821"/>
  </office:meta>
</office:document-meta>
</file>